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46.2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22" calcext:value-type="date">
            <text:p>22 окт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:.G1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21 окт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:.G2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20 окт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3:.G3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19 окт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4:.G4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18 окт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5:.G5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17 окт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6:.G6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16 окт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:.G7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15 окт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:.G8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14 окт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:.G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13 окт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:.G1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12 окт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:.G1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11 окт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:.G1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10 окт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:.G1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9 окт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:.G1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8 окт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:.G1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7 окт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:.G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6 окт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:.G1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5 окт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:.G1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4 окт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:.G1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3 окт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:.G2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2 окт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:.G2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1 окт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:.G2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30 сен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:.G2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29 сен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4:.G2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28 сен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:.G2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27 сен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:.G2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26 сен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:.G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25 сен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8:.G2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24 сен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29:.G2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23 сен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:.G3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22 сен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1:.G3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21 сен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:.G32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20 сен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:.G3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19 сен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:.G3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18 сен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:.G3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17 сен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:.G3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16 сен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7:.G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15 сен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:.G3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14 сен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:.G3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13 сен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:.G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12 сен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1:.G4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11 сен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2:.G4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10 сен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3:.G4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9 сен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4:.G4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8 сен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5:.G4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7 сен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:.G4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6 сен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:.G4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5 сен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8:.G48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4 сен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:.G4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3 сен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0:.G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2 сен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:.G5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1 сен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:.G5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31 авг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3:.G5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30 авг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:.G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29 авг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:.G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28 авг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:.G5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27 авг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:.G5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26 авг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:.G5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25 авг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:.G5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24 авг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:.G6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23 авг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:.G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22 авг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:.G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21 авг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:.G6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20 авг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:.G6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19 авг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5:.G6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18 авг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:.G6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17 авг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:.G6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16 авг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:.G6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15 авг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:.G6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14 авг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0:.G7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13 авг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:.G7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12 авг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2:.G7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11 авг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:.G7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10 авг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:.G7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9 авг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5:.G7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8 авг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:.G7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7 авг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:.G7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6 авг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8:.G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5 авг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:.G7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4 авг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:.G8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3 авг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:.G8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2 авг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:.G8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1 авг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3:.G8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31 июл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:.G8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30 июл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:.G8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29 июл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:.G8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28 июл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:.G8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27 июл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8:.G8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26 июл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9:.G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25 июл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:.G9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24 июл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:.G9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23 июл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:.G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22 июл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:.G9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21 июл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:.G9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20 июл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5:.G9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19 июл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:.G9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18 июл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:.G9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17 июл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:.G9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16 июл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:.G9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15 июл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:.G1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14 июл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:.G10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13 июл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2:.G10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12 июл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:.G10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11 июл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4:.G10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10 июл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5:.G1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9 июл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6:.G10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8 июл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:.G10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7 июл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:.G10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6 июл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:.G10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5 июл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:.G11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4 июл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:.G11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3 июл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2:.G11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2 июл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:.G11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1 июл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4:.G11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30 июн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:.G11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29 июн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6:.G11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28 июн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:.G11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27 июн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8:.G11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26 июн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9:.G11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25 июн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:.G12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24 июн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:.G12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23 июн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:.G12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22 июн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:.G1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21 июн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4:.G12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20 июн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5:.G12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19 июн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:.G1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18 июн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:.G1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17 июн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:.G12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16 июн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:.G12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15 июн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:.G13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14 июн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1:.G13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13 июн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:.G13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12 июн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:.G13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11 июн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:.G13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10 июн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5:.G13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9 июн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:.G13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8 июн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7:.G13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7 июн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:.G1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6 июн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9:.G13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5 июн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0:.G14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4 июн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:.G14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3 июн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2:.G14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2 июн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3:.G14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1 июн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:.G14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31 май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:.G14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30 май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:.G14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29 май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:.G14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28 май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:.G14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27 май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:.G149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26 май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:.G15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25 май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:.G1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24 май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:.G15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23 май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:.G1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22 май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:.G15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21 май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5:.G15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20 май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:.G15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19 май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:.G15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18 май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:.G15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17 май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59:.G15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16 май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:.G16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15 май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:.G16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14 май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:.G16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13 май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:.G16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12 май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4:.G16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11 май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:.G16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10 май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:.G16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9 май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7:.G16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8 май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8:.G16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7 май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:.G1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6 май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0:.G17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5 май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:.G1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4 май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72:.G172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3 май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3:.G17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2 май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:.G17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1 май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:.G1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30 апр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:.G17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29 апр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:.G17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28 апр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:.G17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27 апр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:.G17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26 апр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:.G18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25 апр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:.G1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24 апр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:.G18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23 апр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:.G1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22 апр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4:.G1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21 апр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:.G18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20 апр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:.G1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19 апр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7:.G18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18 апр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8:.G18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17 апр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:.G18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16 апр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:.G1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15 апр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:.G19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14 апр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2:.G19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13 апр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:.G1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12 апр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:.G19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11 апр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5:.G19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10 апр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6:.G1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9 апр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7:.G19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8 апр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8:.G19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7 апр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9:.G19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6 апр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0:.G20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5 апр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1:.G20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4 апр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2:.G20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3 апр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3:.G20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2 апр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4:.G20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1 апр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5:.G20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31 мар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6:.G20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30 мар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7:.G20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29 мар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8:.G20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28 мар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9:.G20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27 мар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0:.G2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26 мар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1:.G2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25 мар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2:.G21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24 мар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3:.G21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23 мар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4:.G2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22 мар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5:.G21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21 мар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6:.G21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20 мар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17:.G21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19 мар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8:.G21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18 мар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9:.G21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17 мар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0:.G22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16 мар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1:.G22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15 мар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2:.G222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14 мар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3:.G22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13 мар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4:.G22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12 мар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5:.G22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11 мар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6:.G22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10 мар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7:.G2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9 мар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8:.G22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8 мар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9:.G22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7 мар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0:.G2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6 мар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1:.G2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5 мар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2:.G23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4 мар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3:.G23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3 мар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4:.G23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2 мар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5:.G23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1 мар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6:.G23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28 фев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37:.G23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27 фев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8:.G23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26 фев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39:.G23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25 фев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0:.G24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24 фев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1:.G24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23 фев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2:.G24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22 фев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43:.G24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21 фев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4:.G2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20 фев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5:.G24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19 фев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6:.G24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18 фев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7:.G2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17 фев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8:.G2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16 фев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9:.G24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15 фев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0:.G25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14 фев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1:.G25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13 фев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2:.G25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12 фев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3:.G25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11 фев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4:.G25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10 фев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5:.G25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9 фев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6:.G2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8 фев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7:.G25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7 фев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58:.G25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6 фев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9:.G25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5 фев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0:.G26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4 фев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1:.G26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3 фев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2:.G26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2 фев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3:.G26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1 фев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4:.G26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31 янв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5:.G2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30 янв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6:.G26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29 янв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7:.G2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28 янв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8:.G26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27 янв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9:.G26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26 янв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0:.G27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25 янв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1:.G27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24 янв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2:.G2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23 янв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3:.G27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22 янв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4:.G2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21 янв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5:.G27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20 янв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6:.G27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19 янв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7:.G2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18 янв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8:.G27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17 янв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9:.G2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16 янв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0:.G28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15 янв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1:.G28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14 янв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2:.G28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13 янв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3:.G28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12 янв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4:.G284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11 янв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5:.G28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10 янв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6:.G2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9 янв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7:.G28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8 янв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8:.G28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7 янв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9:.G28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6 янв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0:.G29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5 янв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1:.G29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4 янв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2:.G29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3 янв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3:.G29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2 янв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4:.G29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1 янв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5:.G29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31 дек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6:.G29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30 дек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7:.G29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29 дек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8:.G29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28 дек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9:.G29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27 дек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00:.G3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26 дек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01:.G3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25 дек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2:.G30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24 дек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03:.G3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23 дек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04:.G3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22 дек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5:.G3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21 дек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20 дек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19 дек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18 дек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17 дек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16 дек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15 дек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14 дек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13 дек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12 дек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5:.G31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11 дек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6:.G31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10 дек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7:.G31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9 дек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8:.G31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8 дек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9:.G31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7 дек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0:.G32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6 дек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1:.G3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5 дек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4 дек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3:.G32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3 дек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4:.G32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2 дек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5:.G32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1 дек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6:.G32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30 ноя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27:.G3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29 ноя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8:.G32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28 ноя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9:.G32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27 ноя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0:.G33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26 ноя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1:.G33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25 ноя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2:.G33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24 ноя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33:.G33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23 ноя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4:.G33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22 ноя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5:.G33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21 ноя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6:.G33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20 ноя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7:.G33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19 ноя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38:.G33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18 ноя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9:.G33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17 ноя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0:.G34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16 ноя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1:.G34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15 ноя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2:.G34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14 ноя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3:.G34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13 ноя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4:.G3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12 ноя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5:.G34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11 ноя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6:.G34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10 ноя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7:.G34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9 ноя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8:.G34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8 ноя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9:.G34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7 ноя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0:.G35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6 ноя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1:.G35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5 ноя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52:.G35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4 ноя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3:.G35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3 ноя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4:.G35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2 ноя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5:.G35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1 ноя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6:.G35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31 окт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7:.G3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30 окт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8:.G3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29 окт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59:.G35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28 окт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0:.G36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27 окт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1:.G36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26 окт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2:.G36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25 окт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63:.G36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24 окт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4:.G3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23 окт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5:.G3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22 окт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6:.G366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21 окт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7:.G36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20 окт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8:.G36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19 окт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9:.G36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18 окт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0:.G37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17 окт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1:.G37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16 окт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2:.G37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15 окт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3:.G37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14 окт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4:.G37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13 окт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5:.G3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12 окт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6:.G37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11 окт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7:.G37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10 окт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8:.G37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9 окт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79:.G3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8 окт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0:.G38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7 окт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1:.G38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6 окт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2:.G38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5 окт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3:.G3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4 окт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84:.G38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3 окт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5:.G3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2 окт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6:.G38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1 окт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7:.G3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30 сен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8:.G38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29 сен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9:.G38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28 сен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0:.G39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27 сен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1:.G39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26 сен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2:.G392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25 сен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3:.G39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24 сен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4:.G39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23 сен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5:.G39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22 сен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6:.G39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21 сен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97:.G39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20 сен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398:.G3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19 сен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399:.G3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18 сен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00:.G4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17 сен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16 сен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15 сен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14 сен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13 сен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12 сен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11 сен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10 сен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9 сен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8 сен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7 сен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6 сен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5 сен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4 сен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3 сен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2 сен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1 сен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31 авг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30 авг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29 авг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28 авг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27 авг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26 авг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25 авг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24 авг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23 авг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22 авг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21 авг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20 авг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19 авг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18 авг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17 авг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16 авг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15 авг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14 авг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13 авг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12 авг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11 авг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10 авг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9 авг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8 авг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7 авг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6 авг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5 авг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4 авг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3 авг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2 авг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1 авг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8:.G44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31 июл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49:.G44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30 июл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0:.G4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29 июл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1:.G45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28 июл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2:.G45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27 июл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3:.G45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26 июл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4:.G4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25 июл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5:.G45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24 июл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56:.G45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23 июл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7:.G45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22 июл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8:.G45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21 июл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59:.G4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20 июл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0:.G46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19 июл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1:.G4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18 июл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2:.G46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17 июл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3:.G46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16 июл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4:.G46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15 июл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5:.G4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14 июл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6:.G46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13 июл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7:.G46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12 июл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8:.G46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11 июл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9:.G46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10 июл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0:.G47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9 июл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71:.G47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8 июл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2:.G47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7 июл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3:.G47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6 июл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4:.G47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5 июл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5:.G47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4 июл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6:.G4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3 июл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77:.G47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2 июл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8:.G47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1 июл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9:.G4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30 июн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0:.G48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29 июн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1:.G48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28 июн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2:.G48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27 июн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3:.G48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26 июн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4:.G48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25 июн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5:.G48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24 июн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6:.G48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23 июн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7:.G4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22 июн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8:.G48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21 июн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9:.G48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20 июн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0:.G49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19 июн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1:.G4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18 июн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2:.G49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17 июн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3:.G49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16 июн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4:.G49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15 июн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5:.G49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14 июн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6:.G49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13 июн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97:.G49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12 июн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8:.G49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11 июн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9:.G49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10 июн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0:.G50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9 июн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1:.G5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8 июн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2:.G50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7 июн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3:.G50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6 июн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4:.G5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5 июн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5:.G50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4 июн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6:.G50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3 июн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7:.G50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2 июн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8:.G50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1 июн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9:.G50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31 май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0:.G51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30 май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1:.G51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29 май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2:.G51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28 май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3:.G51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27 май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4:.G514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26 май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5:.G51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25 май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6:.G51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24 май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7:.G51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23 май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8:.G518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22 май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9:.G5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21 май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20:.G52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20 май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1:.G5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19 май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2:.G5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18 май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3:.G52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17 май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4:.G52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16 май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5:.G52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15 май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26:.G52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14 май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7:.G52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13 май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28:.G52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12 май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29:.G52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11 май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0:.G53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10 май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1:.G5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9 май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2:.G53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8 май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3:.G53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7 май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4:.G53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6 май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5:.G5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5 май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6:.G53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4 май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7:.G53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3 май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8:.G53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2 май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9:.G53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1 май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0:.G54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30 апр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1:.G54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29 апр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2:.G54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28 апр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3:.G54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27 апр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4:.G54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26 апр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5:.G54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25 апр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6:.G54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24 апр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7:.G54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23 апр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8:.G54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22 апр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9:.G54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21 апр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0:.G5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20 апр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1:.G55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19 апр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2:.G55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18 апр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3:.G55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17 апр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4:.G5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16 апр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5:.G55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15 апр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6:.G55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14 апр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7:.G55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13 апр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8:.G5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12 апр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9:.G5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11 апр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0:.G56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10 апр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1:.G56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9 апр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2:.G5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8 апр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3:.G56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7 апр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4:.G56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6 апр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5:.G56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5 апр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6:.G56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4 апр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7:.G56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3 апр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8:.G56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2 апр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69:.G56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1 апр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0:.G57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31 мар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71:.G571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30 мар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2:.G57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29 мар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3:.G57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28 мар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4:.G5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27 мар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5:.G57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26 мар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6:.G57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25 мар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7:.G57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24 мар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8:.G57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23 мар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9:.G5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22 мар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0:.G58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21 мар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1:.G58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20 мар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2:.G58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19 мар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3:.G58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18 мар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4:.G5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17 мар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5:.G5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16 мар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6:.G58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15 мар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7:.G58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14 мар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8:.G58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13 мар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89:.G58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12 мар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90:.G59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11 мар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1:.G59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10 мар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2:.G5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9 мар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3:.G59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8 мар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4:.G59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7 мар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5:.G59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6 мар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6:.G5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5 мар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7:.G59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4 мар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8:.G5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3 мар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9:.G59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2 мар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00:.G60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1 мар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1:.G6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28 фев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2:.G60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27 фев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3:.G6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26 фев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4:.G60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25 фев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5:.G60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24 фев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6:.G60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23 фев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7:.G60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22 фев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8:.G60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21 фев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9:.G60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20 фев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0:.G61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19 фев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1:.G6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18 фев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2:.G61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17 фев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3:.G61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16 фев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4:.G61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15 фев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5:.G61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14 фев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6:.G61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13 фев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7:.G61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12 фев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8:.G61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11 фев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9:.G61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10 фев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0:.G62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9 фев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21:.G621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8 фев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2:.G6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7 фев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3:.G62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6 фев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24:.G62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5 фев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5:.G62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4 фев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6:.G62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3 фев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7:.G62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2 фев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28:.G62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1 фев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9:.G62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31 янв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0:.G63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30 янв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1:.G63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29 янв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2:.G63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28 янв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3:.G6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27 янв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4:.G63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26 янв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5:.G6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25 янв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6:.G63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24 янв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7:.G63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23 янв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8:.G63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22 янв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9:.G63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21 янв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0:.G6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20 янв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1:.G64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19 янв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2:.G64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18 янв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3:.G64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17 янв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4:.G64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16 янв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5:.G64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15 янв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6:.G64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14 янв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47:.G64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13 янв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8:.G64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12 янв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9:.G64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11 янв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0:.G65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10 янв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1:.G6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9 янв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2:.G65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8 янв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3:.G6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7 янв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4:.G65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6 янв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5:.G65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5 янв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6:.G65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4 янв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7:.G65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3 янв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8:.G65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2 янв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9:.G65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1 янв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0:.G66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31 дек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1:.G66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30 дек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2:.G66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29 дек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3:.G6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28 дек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4:.G6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27 дек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5:.G66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26 дек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6:.G66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25 дек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7:.G66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24 дек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8:.G66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23 дек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9:.G66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22 дек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0:.G67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21 дек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1:.G67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20 дек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2:.G67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19 дек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3:.G67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18 дек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4:.G67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17 дек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5:.G67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16 дек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6:.G67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15 дек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7:.G67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14 дек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8:.G67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13 дек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9:.G67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12 дек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0:.G68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11 дек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1:.G6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10 дек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2:.G68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9 дек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3:.G68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8 дек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4:.G68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7 дек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5:.G68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6 дек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6:.G68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5 дек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7:.G68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4 дек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8:.G68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3 дек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9:.G68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2 дек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0:.G690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1 дек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1:.G6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30 ноя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2:.G69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29 ноя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3:.G6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28 ноя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4:.G69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27 ноя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5:.G69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26 ноя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6:.G69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25 ноя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7:.G6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24 ноя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8:.G6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23 ноя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9:.G69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22 ноя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0:.G70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21 ноя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1:.G7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20 ноя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02:.G702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19 ноя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3:.G70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18 ноя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4:.G70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17 ноя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5:.G70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16 ноя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6:.G70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15 ноя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7:.G7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14 ноя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8:.G70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13 ноя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9:.G70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12 ноя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0:.G7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11 ноя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1:.G71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10 ноя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2:.G71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9 ноя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3:.G71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8 ноя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4:.G71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7 ноя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5:.G71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6 ноя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6:.G7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5 ноя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7:.G7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4 ноя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8:.G7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3 ноя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9:.G71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2 ноя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0:.G72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1 ноя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31 окт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22:.G72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30 окт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3:.G72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29 окт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4:.G72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28 окт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5:.G72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27 окт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6:.G7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26 окт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7:.G72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25 окт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8:.G7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24 окт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9:.G729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23 окт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0:.G73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22 окт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1:.G73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21 окт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2:.G73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20 окт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3:.G73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19 окт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4:.G73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18 окт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5:.G73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17 окт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6:.G73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16 окт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7:.G7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15 окт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8:.G73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14 окт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9:.G73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13 окт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40:.G74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12 окт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1:.G7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11 окт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2:.G74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10 окт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3:.G74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9 окт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4:.G7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8 окт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5:.G74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7 окт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6:.G74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6 окт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7:.G747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5 окт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8:.G74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4 окт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9:.G74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3 окт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0:.G75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2 окт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1:.G7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1 окт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2:.G75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30 сен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3:.G7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29 сен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4:.G75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28 сен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5:.G75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27 сен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6:.G7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26 сен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57:.G757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25 сен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8:.G7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24 сен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9:.G75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23 сен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0:.G76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22 сен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1:.G76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21 сен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2:.G76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20 сен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3:.G76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19 сен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4:.G76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18 сен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5:.G76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17 сен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6:.G76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16 сен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7:.G76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15 сен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8:.G76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14 сен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9:.G76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13 сен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0:.G77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12 сен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1:.G7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11 сен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2:.G772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10 сен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3:.G7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9 сен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4:.G77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8 сен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5:.G77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7 сен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6:.G77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6 сен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77:.G77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5 сен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8:.G77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4 сен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79:.G7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3 сен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0:.G78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2 сен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1:.G78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1 сен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2:.G78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31 авг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3:.G78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30 авг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4:.G7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29 авг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5:.G78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28 авг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6:.G78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27 авг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7:.G78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26 авг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88:.G78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25 авг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9:.G78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24 авг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0:.G79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23 авг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1:.G79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22 авг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2:.G79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21 авг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3:.G79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20 авг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4:.G79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19 авг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5:.G79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18 авг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6:.G79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17 авг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7:.G7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16 авг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8:.G7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15 авг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99:.G7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14 авг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0:.G80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13 авг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1:.G80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12 авг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2:.G80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11 авг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3:.G80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10 авг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4:.G80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9 авг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5:.G80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8 авг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6:.G80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7 авг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7:.G80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6 авг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08:.G80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5 авг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9:.G80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4 авг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0:.G81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3 авг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1:.G81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2 авг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2:.G81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1 авг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3:.G81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31 июл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4:.G81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30 июл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5:.G8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29 июл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6:.G81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28 июл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7:.G81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27 июл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8:.G81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26 июл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19:.G81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25 июл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0:.G82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24 июл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21:.G82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23 июл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2:.G82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22 июл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3:.G82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21 июл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4:.G82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20 июл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5:.G82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19 июл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6:.G826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18 июл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27:.G827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17 июл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8:.G82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16 июл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9:.G82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15 июл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0:.G83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14 июл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1:.G8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13 июл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2:.G83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12 июл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3:.G83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11 июл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4:.G83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10 июл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5:.G83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9 июл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6:.G83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8 июл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7:.G8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7 июл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38:.G83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6 июл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9:.G8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5 июл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0:.G84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4 июл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1:.G84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3 июл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2:.G84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2 июл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3:.G84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1 июл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4:.G84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30 июн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5:.G84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29 июн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6:.G84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28 июн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7:.G84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27 июн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8:.G84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26 июн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9:.G84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25 июн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0:.G85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24 июн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1:.G85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23 июн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2:.G85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22 июн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3:.G853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21 июн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4:.G85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20 июн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5:.G85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19 июн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6:.G85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18 июн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7:.G8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17 июн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8:.G85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16 июн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9:.G8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15 июн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0:.G86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14 июн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1:.G86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13 июн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2:.G8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12 июн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3:.G8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11 июн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4:.G86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10 июн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5:.G86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9 июн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6:.G8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8 июн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7:.G86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7 июн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8:.G86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6 июн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9:.G8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5 июн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0:.G8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4 июн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1:.G87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3 июн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2:.G87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2 июн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73:.G87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1 июн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4:.G87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31 май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5:.G87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30 май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6:.G87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29 май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7:.G87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28 май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8:.G87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27 май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9:.G87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26 май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0:.G88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25 май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1:.G88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24 май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2:.G88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23 май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3:.G88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22 май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4:.G88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21 май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5:.G88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20 май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6:.G88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19 май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7:.G88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18 май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8:.G8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17 май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9:.G88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16 май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0:.G89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15 май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1:.G89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14 май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2:.G89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13 май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3:.G89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12 май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4:.G894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11 май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5:.G89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10 май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6:.G89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9 май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7:.G897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8 май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8:.G89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7 май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9:.G89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6 май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0:.G90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5 май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1:.G9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4 май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2:.G90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3 май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3:.G90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2 май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4:.G90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1 май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5:.G9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30 апр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6:.G90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29 апр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7:.G90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28 апр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08:.G90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27 апр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9:.G90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26 апр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0:.G9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25 апр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1:.G91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24 апр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2:.G9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23 апр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3:.G91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22 апр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14:.G91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21 апр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5:.G91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20 апр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6:.G91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19 апр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7:.G91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18 апр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8:.G91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17 апр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9:.G9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16 апр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20:.G92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15 апр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1:.G9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14 апр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22:.G9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13 апр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3:.G92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12 апр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4:.G92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11 апр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5:.G92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10 апр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6:.G92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9 апр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7:.G92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8 апр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8:.G9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7 апр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9:.G92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6 апр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0:.G93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5 апр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31:.G93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4 апр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2:.G93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3 апр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3:.G93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2 апр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4:.G93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1 апр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5:.G93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31 мар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6:.G93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30 мар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7:.G93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29 мар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8:.G93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28 мар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39:.G93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27 мар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0:.G94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26 мар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1:.G94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25 мар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2:.G94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24 мар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3:.G9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23 мар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4:.G9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22 мар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5:.G94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21 мар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6:.G94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20 мар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7:.G94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19 мар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8:.G94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18 мар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9:.G94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17 мар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0:.G9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16 мар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1:.G95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15 мар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2:.G95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14 мар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3:.G95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13 мар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4:.G95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12 мар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5:.G95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11 мар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6:.G95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10 мар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7:.G95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9 мар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8:.G95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8 мар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9:.G9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7 мар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0:.G96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6 мар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1:.G96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5 мар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2:.G96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4 мар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3:.G96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3 мар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4:.G96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2 мар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5:.G96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1 мар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6:.G96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28 фев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7:.G96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27 фев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8:.G9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26 фев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9:.G96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25 фев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0:.G97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24 фев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1:.G97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23 фев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2:.G97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22 фев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3:.G9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21 фев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4:.G97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20 фев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5:.G9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19 фев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6:.G97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18 фев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7:.G97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17 фев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8:.G97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16 фев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79:.G97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15 фев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80:.G98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14 фев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1:.G98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13 фев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2:.G98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12 фев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3:.G98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11 фев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4:.G98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10 фев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5:.G9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9 фев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86:.G986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8 фев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7:.G9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7 фев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8:.G9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6 фев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9:.G98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5 фев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0:.G99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4 фев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91:.G99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3 фев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2:.G99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2 фев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3:.G993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1 фев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4:.G99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31 янв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5:.G99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30 янв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6:.G99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29 янв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7:.G99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28 янв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8:.G99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27 янв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9:.G99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26 янв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0:.G100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25 янв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1:.G100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24 янв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2:.G100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23 янв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3:.G100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22 янв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4:.G100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21 янв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5:.G100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20 янв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6:.G100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19 янв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7:.G100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18 янв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08:.G1008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17 янв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9:.G100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16 янв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0:.G101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15 янв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1:.G101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14 янв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2:.G101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13 янв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3:.G101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12 янв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4:.G10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11 янв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5:.G101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10 янв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6:.G101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9 янв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7:.G101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8 янв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8:.G101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7 янв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9:.G10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6 янв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0:.G102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5 янв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1:.G102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4 янв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2:.G102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3 янв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3:.G102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2 янв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4:.G102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1 янв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5:.G102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31 дек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6:.G102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30 дек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27:.G1027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29 дек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8:.G102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28 дек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9:.G102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27 дек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0:.G103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26 дек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1:.G103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25 дек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2:.G103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24 дек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3:.G103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23 дек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4:.G103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22 дек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5:.G103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21 дек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6:.G1036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20 дек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7:.G103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19 дек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8:.G10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18 дек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9:.G103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17 дек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0:.G104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16 дек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41:.G104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15 дек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2:.G104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14 дек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3:.G104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13 дек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4:.G104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12 дек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5:.G104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11 дек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6:.G1046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10 дек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7:.G104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9 дек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8:.G104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8 дек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49:.G1049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7 дек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0:.G105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6 дек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1:.G10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5 дек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2:.G10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4 дек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3:.G105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3 дек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4:.G105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2 дек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5:.G10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1 дек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6:.G105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30 ноя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7:.G105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29 ноя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8:.G10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28 ноя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9:.G105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27 ноя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60:.G1060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26 ноя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1:.G10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25 ноя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2:.G10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24 ноя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3:.G106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23 ноя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4:.G10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22 ноя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5:.G106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21 ноя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6:.G106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20 ноя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7:.G106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19 ноя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8:.G10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18 ноя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9:.G106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17 ноя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0:.G10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16 ноя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1:.G107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15 ноя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2:.G107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14 ноя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3:.G107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13 ноя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74:.G107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12 ноя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5:.G10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11 ноя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6:.G107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10 ноя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7:.G10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9 ноя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78:.G107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8 ноя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9:.G10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7 ноя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0:.G108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6 ноя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1:.G108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5 ноя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2:.G10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4 ноя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3:.G108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3 ноя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4:.G108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2 ноя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5:.G10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1 ноя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6:.G108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31 окт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7:.G10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30 окт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8:.G10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29 окт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9:.G108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28 окт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0:.G109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27 окт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1:.G109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26 окт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2:.G109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25 окт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3:.G109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24 окт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4:.G109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23 окт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5:.G109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22 окт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6:.G109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21 окт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7:.G109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20 окт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8:.G109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19 окт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9:.G109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18 окт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0:.G110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17 окт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01:.G1101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16 окт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2:.G110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15 окт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3:.G110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14 окт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4:.G110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13 окт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5:.G110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12 окт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6:.G110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11 окт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7:.G11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10 окт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8:.G110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9 окт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9:.G110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8 окт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0:.G11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7 окт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1:.G11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6 окт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2:.G111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5 окт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3:.G11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4 окт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4:.G111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3 окт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5:.G1115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2 окт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6:.G111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1 окт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7:.G111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30 сен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8:.G111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29 сен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9:.G111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28 сен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0:.G112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27 сен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1:.G112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26 сен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2:.G11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25 сен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3:.G112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24 сен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4:.G1124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23 сен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5:.G112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22 сен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6:.G11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21 сен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7:.G112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20 сен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8:.G112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19 сен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9:.G112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18 сен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0:.G113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17 сен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1:.G113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16 сен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2:.G113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15 сен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3:.G113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14 сен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4:.G113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13 сен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5:.G113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12 сен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6:.G113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11 сен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7:.G113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10 сен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38:.G113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9 сен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9:.G113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8 сен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40:.G114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7 сен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1:.G114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6 сен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2:.G114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5 сен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3:.G114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4 сен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4:.G114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3 сен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5:.G1145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2 сен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6:.G114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1 сен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7:.G114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31 авг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8:.G114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30 авг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9:.G1149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29 авг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0:.G115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28 авг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1:.G11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27 авг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2:.G11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26 авг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3:.G115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25 авг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4:.G11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24 авг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5:.G115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23 авг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6:.G115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22 авг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7:.G115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21 авг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8:.G115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20 авг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9:.G115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19 авг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0:.G116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18 авг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1:.G116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17 авг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2:.G116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16 авг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3:.G116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15 авг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4:.G116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14 авг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5:.G116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13 авг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6:.G11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12 авг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7:.G1167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11 авг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8:.G116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10 авг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69:.G116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9 авг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0:.G117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8 авг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1:.G117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7 авг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2:.G117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6 авг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3:.G11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5 авг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4:.G117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4 авг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5:.G117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3 авг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6:.G117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2 авг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7:.G117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1 авг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8:.G117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31 июл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9:.G11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30 июл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0:.G118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29 июл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1:.G11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28 июл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2:.G118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27 июл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3:.G118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26 июл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4:.G11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25 июл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5:.G118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24 июл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6:.G118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23 июл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7:.G118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22 июл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8:.G11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21 июл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9:.G118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20 июл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90:.G1190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19 июл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1:.G119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18 июл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2:.G11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17 июл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3:.G119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16 июл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4:.G119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15 июл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5:.G119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14 июл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6:.G119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13 июл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7:.G119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12 июл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8:.G119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11 июл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9:.G119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10 июл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00:.G12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9 июл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1:.G120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8 июл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2:.G120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7 июл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3:.G12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6 июл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4:.G120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5 июл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5:.G120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4 июл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6:.G12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3 июл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7:.G120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2 июл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8:.G1208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1 июл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9:.G120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30 июн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0:.G121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29 июн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1:.G121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28 июн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2:.G121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27 июн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3:.G121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26 июн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4:.G121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25 июн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5:.G121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24 июн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6:.G12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23 июн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7:.G121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22 июн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8:.G121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21 июн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9:.G121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20 июн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0:.G122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19 июн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1:.G122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18 июн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2:.G122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17 июн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3:.G122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16 июн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4:.G122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15 июн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5:.G12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14 июн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6:.G122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13 июн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7:.G122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12 июн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8:.G122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11 июн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29:.G122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10 июн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0:.G123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9 июн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1:.G123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8 июн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2:.G123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7 июн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3:.G123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6 июн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4:.G123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5 июн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5:.G123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4 июн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6:.G123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3 июн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7:.G123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2 июн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8:.G123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1 июн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39:.G123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31 май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0:.G124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30 май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1:.G124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29 май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2:.G124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28 май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3:.G124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27 май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4:.G124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26 май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5:.G124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25 май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6:.G124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24 май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7:.G12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23 май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8:.G1248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22 май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9:.G124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21 май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0:.G125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20 май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1:.G125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19 май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2:.G125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18 май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3:.G125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17 май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4:.G125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16 май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5:.G125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15 май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6:.G12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14 май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7:.G125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13 май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8:.G125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12 май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9:.G125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11 май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0:.G12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10 май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1:.G12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9 май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2:.G126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8 май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3:.G1263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7 май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4:.G126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6 май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5:.G12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5 май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6:.G126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4 май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7:.G126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3 май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8:.G12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2 май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9:.G126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1 май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0:.G127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30 апр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1:.G127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29 апр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2:.G127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28 апр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3:.G12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27 апр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4:.G12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26 апр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5:.G127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25 апр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6:.G127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24 апр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7:.G127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23 апр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8:.G127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22 апр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9:.G127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21 апр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0:.G128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20 апр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1:.G12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19 апр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2:.G128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18 апр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3:.G128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17 апр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4:.G1284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16 апр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5:.G128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15 апр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6:.G12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14 апр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7:.G12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13 апр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8:.G128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12 апр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9:.G12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11 апр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90:.G129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10 апр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1:.G129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9 апр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2:.G129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8 апр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3:.G129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7 апр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4:.G129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6 апр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5:.G129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5 апр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6:.G129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4 апр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7:.G129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3 апр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8:.G129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2 апр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9:.G129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1 апр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0:.G130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31 мар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1:.G1301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30 мар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2:.G130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29 мар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3:.G130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28 мар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4:.G130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27 мар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5:.G130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26 мар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6:.G130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25 мар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7:.G130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24 мар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8:.G13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23 мар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9:.G130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22 мар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0:.G131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21 мар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1:.G131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20 мар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2:.G131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19 мар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3:.G131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18 мар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4:.G131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17 мар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5:.G131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16 мар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6:.G131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15 мар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7:.G131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14 мар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8:.G131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13 мар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9:.G131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12 мар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0:.G132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11 мар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1:.G13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10 мар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2:.G132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9 мар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3:.G132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8 мар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4:.G132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7 мар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5:.G132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6 мар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6:.G132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5 мар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7:.G132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4 мар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8:.G13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3 мар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29:.G132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2 мар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0:.G13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1 мар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1:.G133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29 фев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2:.G133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28 фев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3:.G133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27 фев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4:.G13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26 фев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5:.G133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25 фев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6:.G133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24 фев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7:.G133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23 фев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38:.G133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22 фев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9:.G133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21 фев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0:.G134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20 фев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1:.G134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19 фев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2:.G13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18 фев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3:.G134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17 фев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4:.G134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16 фев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5:.G134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15 фев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6:.G134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14 фев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7:.G134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13 фев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8:.G134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12 фев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9:.G134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11 фев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0:.G13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10 фев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1:.G135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9 фев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2:.G135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8 фев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3:.G135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7 фев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4:.G135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6 фев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5:.G135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5 фев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6:.G13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4 фев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7:.G135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3 фев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8:.G135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2 фев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9:.G135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1 фев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0:.G136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31 янв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1:.G13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30 янв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2:.G136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29 янв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3:.G136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28 янв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4:.G136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27 янв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5:.G136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26 янв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6:.G136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25 янв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7:.G136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24 янв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68:.G136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23 янв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69:.G13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22 янв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0:.G137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21 янв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1:.G137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20 янв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2:.G137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19 янв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3:.G137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18 янв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4:.G137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17 янв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5:.G137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16 янв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6:.G137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15 янв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7:.G137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14 янв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8:.G137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13 янв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9:.G137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12 янв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0:.G13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11 янв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1:.G13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10 янв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2:.G13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9 янв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3:.G13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8 янв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4:.G138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7 янв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5:.G138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6 янв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6:.G13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5 янв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7:.G138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4 янв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8:.G13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3 янв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9:.G138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2 янв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0:.G139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1 янв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1:.G139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31 дек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2:.G139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30 дек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3:.G139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29 дек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94:.G139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28 дек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5:.G13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27 дек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6:.G139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26 дек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7:.G139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25 дек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8:.G139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24 дек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9:.G139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23 дек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0:.G140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22 дек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1:.G140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21 дек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2:.G140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20 дек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3:.G140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19 дек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4:.G140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18 дек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5:.G14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17 дек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6:.G140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16 дек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07:.G140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15 дек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8:.G140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14 дек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9:.G140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13 дек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0:.G14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12 дек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1:.G141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11 дек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2:.G141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10 дек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3:.G141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9 дек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4:.G141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8 дек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5:.G141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7 дек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6:.G141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6 дек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7:.G14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5 дек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8:.G14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4 дек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19:.G141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3 дек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0:.G142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2 дек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1:.G142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1 дек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2:.G142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30 ноя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23:.G142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29 ноя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4:.G14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28 ноя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5:.G142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27 ноя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6:.G14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26 ноя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7:.G142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25 ноя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8:.G142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24 ноя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9:.G142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23 ноя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0:.G14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22 ноя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1:.G143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21 ноя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2:.G14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20 ноя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3:.G143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19 ноя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4:.G143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18 ноя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5:.G143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17 ноя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6:.G143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16 ноя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7:.G143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15 ноя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8:.G143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14 ноя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9:.G143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13 ноя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0:.G144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12 ноя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1:.G144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11 ноя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2:.G144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10 ноя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3:.G14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9 ноя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4:.G144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8 ноя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5:.G144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7 ноя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6:.G144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6 ноя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7:.G144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5 ноя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8:.G144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4 ноя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9:.G144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3 ноя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0:.G145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2 ноя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1:.G14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1 ноя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2:.G145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31 окт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53:.G145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30 окт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4:.G145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29 окт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5:.G14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28 окт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6:.G145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27 окт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7:.G145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26 окт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8:.G145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25 окт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9:.G145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24 окт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0:.G146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23 окт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1:.G14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22 окт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2:.G146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21 окт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3:.G146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20 окт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4:.G146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19 окт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5:.G146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18 окт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6:.G146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17 окт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7:.G146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16 окт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8:.G146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15 окт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9:.G14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14 окт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70:.G147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13 окт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1:.G147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12 окт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2:.G147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11 окт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3:.G147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10 окт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4:.G147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9 окт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5:.G147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8 окт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6:.G147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7 окт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7:.G147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6 окт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8:.G14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5 окт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9:.G147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4 окт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80:.G148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3 окт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1:.G148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2 окт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2:.G148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1 окт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3:.G14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30 сен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4:.G148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29 сен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5:.G148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28 сен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6:.G14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27 сен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7:.G148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26 сен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8:.G14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25 сен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9:.G14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24 сен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0:.G149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23 сен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1:.G149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22 сен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2:.G149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21 сен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3:.G14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20 сен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4:.G149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19 сен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5:.G149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18 сен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6:.G149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17 сен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7:.G149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16 сен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8:.G149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15 сен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9:.G149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14 сен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0:.G15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13 сен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1:.G150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12 сен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2:.G150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11 сен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3:.G150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10 сен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4:.G150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9 сен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5:.G150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8 сен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6:.G150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7 сен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7:.G150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6 сен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08:.G150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5 сен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9:.G150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4 сен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0:.G15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3 сен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1:.G151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2 сен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2:.G151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1 сен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3:.G151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31 авг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4:.G151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30 авг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5:.G151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29 авг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6:.G151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28 авг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7:.G151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27 авг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18:.G151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26 авг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9:.G151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25 авг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0:.G15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24 авг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1:.G152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23 авг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2:.G15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22 авг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3:.G152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21 авг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24:.G152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20 авг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5:.G152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19 авг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6:.G15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18 авг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7:.G15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17 авг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8:.G15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16 авг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29:.G152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15 авг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0:.G15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14 авг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1:.G153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13 авг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2:.G153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12 авг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3:.G153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11 авг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4:.G153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10 авг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5:.G153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9 авг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6:.G153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8 авг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7:.G15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7 авг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38:.G1538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6 авг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9:.G153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5 авг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0:.G154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4 авг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1:.G154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3 авг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2:.G15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2 авг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3:.G154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1 авг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4:.G154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31 июл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5:.G15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30 июл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6:.G154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29 июл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7:.G154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28 июл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8:.G154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27 июл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9:.G154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26 июл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0:.G155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25 июл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1:.G155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24 июл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2:.G155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23 июл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3:.G155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22 июл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4:.G155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21 июл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5:.G155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20 июл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6:.G155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19 июл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7:.G155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18 июл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58:.G155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17 июл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9:.G155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16 июл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0:.G156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15 июл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1:.G156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14 июл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2:.G156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13 июл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3:.G156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12 июл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4:.G15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11 июл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5:.G15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10 июл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6:.G156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9 июл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7:.G156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8 июл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8:.G156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7 июл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9:.G156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6 июл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0:.G157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5 июл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1:.G157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4 июл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2:.G157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3 июл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3:.G157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2 июл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4:.G15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1 июл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5:.G157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30 июн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6:.G15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29 июн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7:.G157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28 июн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8:.G15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27 июн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9:.G157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26 июн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0:.G158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25 июн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1:.G158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24 июн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2:.G158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23 июн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3:.G15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22 июн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4:.G158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21 июн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5:.G158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20 июн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6:.G15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19 июн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7:.G158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18 июн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8:.G158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17 июн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9:.G158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16 июн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0:.G159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15 июн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1:.G15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14 июн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2:.G159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13 июн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3:.G159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12 июн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4:.G159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11 июн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5:.G159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10 июн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6:.G159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9 июн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97:.G159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8 июн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8:.G159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7 июн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99:.G15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6 июн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0:.G16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5 июн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1:.G160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4 июн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02:.G160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3 июн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3:.G160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2 июн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4:.G160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1 июн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5:.G160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31 май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6:.G160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30 май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7:.G160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29 май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8:.G160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28 май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9:.G16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27 май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0:.G161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26 май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1:.G161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25 май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2:.G161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24 май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3:.G16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23 май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4:.G161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22 май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5:.G161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21 май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6:.G16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20 май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7:.G16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19 май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8:.G16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18 май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9:.G161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17 май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0:.G162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16 май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1:.G16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15 май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2:.G162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14 май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3:.G162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13 май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4:.G162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12 май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5:.G162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11 май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6:.G162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10 май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7:.G16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9 май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8:.G162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8 май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9:.G162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7 май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0:.G163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6 май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1:.G163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5 май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2:.G163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4 май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3:.G163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3 май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4:.G163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2 май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5:.G163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1 май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6:.G163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30 апр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7:.G163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29 апр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8:.G163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28 апр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39:.G163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27 апр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0:.G164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26 апр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1:.G164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25 апр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2:.G164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24 апр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3:.G164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23 апр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4:.G164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22 апр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5:.G164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21 апр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6:.G164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20 апр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7:.G164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19 апр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8:.G164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18 апр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9:.G16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17 апр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0:.G16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16 апр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1:.G165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15 апр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2:.G16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14 апр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3:.G1653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13 апр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4:.G165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12 апр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5:.G165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11 апр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6:.G165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10 апр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7:.G165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9 апр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8:.G165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8 апр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59:.G165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7 апр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0:.G166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6 апр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1:.G166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5 апр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2:.G166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4 апр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3:.G16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3 апр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4:.G166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2 апр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5:.G166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1 апр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6:.G166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31 мар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7:.G166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30 мар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8:.G166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29 мар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9:.G166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28 мар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0:.G167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27 мар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1:.G167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26 мар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2:.G167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25 мар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3:.G167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24 мар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4:.G167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23 мар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5:.G167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22 мар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6:.G167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21 мар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7:.G167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20 мар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8:.G167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19 мар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9:.G167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18 мар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0:.G16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17 мар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1:.G168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16 мар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2:.G168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15 мар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3:.G168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14 мар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4:.G168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13 мар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5:.G168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12 мар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6:.G168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11 мар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7:.G168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10 мар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8:.G168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9 мар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9:.G16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8 мар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0:.G169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7 мар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1:.G169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6 мар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2:.G169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5 мар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3:.G169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4 мар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4:.G169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3 мар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5:.G16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2 мар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6:.G169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1 мар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7:.G16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28 фев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8:.G16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27 фев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9:.G169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26 фев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0:.G170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25 фев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1:.G170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24 фев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2:.G170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23 фев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3:.G170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22 фев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4:.G17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21 фев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5:.G170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20 фев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6:.G170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19 фев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7:.G170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18 фев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8:.G170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17 фев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09:.G170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16 фев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0:.G171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15 фев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1:.G17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14 фев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2:.G171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13 фев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3:.G171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12 фев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4:.G171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11 фев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5:.G171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10 фев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6:.G171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9 фев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7:.G171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8 фев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18:.G171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7 фев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9:.G171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6 фев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0:.G172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5 фев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1:.G172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4 фев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2:.G172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3 фев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3:.G172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2 фев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4:.G172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1 фев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5:.G172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31 янв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26:.G172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30 янв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7:.G17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29 янв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8:.G17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28 янв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9:.G172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27 янв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0:.G17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26 янв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1:.G173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25 янв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2:.G173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24 янв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3:.G173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23 янв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4:.G173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22 янв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5:.G173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21 янв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6:.G173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20 янв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7:.G173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19 янв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8:.G173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18 янв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9:.G17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17 янв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0:.G174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16 янв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1:.G174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15 янв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2:.G17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14 янв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3:.G174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13 янв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4:.G174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12 янв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5:.G174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11 янв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6:.G174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10 янв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7:.G174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9 янв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8:.G174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8 янв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49:.G174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7 янв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0:.G175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6 янв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1:.G17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5 янв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2:.G175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4 янв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3:.G175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3 янв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4:.G175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2 янв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5:.G175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1 янв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6:.G175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31 дек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7:.G175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30 дек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8:.G17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29 дек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9:.G175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28 дек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0:.G17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27 дек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1:.G176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26 дек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2:.G176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25 дек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3:.G176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24 дек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4:.G176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23 дек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5:.G17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22 дек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6:.G176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21 дек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7:.G176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20 дек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68:.G176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19 дек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9:.G176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18 дек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0:.G177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17 дек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1:.G177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16 дек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2:.G177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15 дек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73:.G177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14 дек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4:.G177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13 дек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5:.G177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12 дек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76:.G177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11 дек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7:.G177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10 дек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8:.G177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9 дек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9:.G177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8 дек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0:.G178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7 дек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1:.G17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6 дек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2:.G178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5 дек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3:.G178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4 дек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4:.G178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3 дек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5:.G178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2 дек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86:.G178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1 дек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7:.G178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30 ноя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88:.G17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29 ноя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9:.G17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28 ноя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0:.G179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27 ноя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1:.G179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26 ноя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2:.G179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25 ноя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3:.G179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24 ноя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4:.G17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23 ноя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5:.G179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22 ноя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6:.G179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21 ноя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7:.G17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20 ноя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8:.G179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19 ноя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9:.G179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18 ноя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0:.G180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17 ноя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1:.G180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16 ноя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2:.G180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15 ноя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3:.G180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14 ноя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4:.G180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13 ноя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5:.G180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12 ноя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6:.G18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11 ноя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7:.G180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10 ноя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8:.G180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9 ноя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9:.G180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8 ноя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0:.G18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7 ноя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1:.G181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6 ноя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2:.G181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5 ноя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3:.G181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4 ноя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4:.G18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3 ноя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5:.G181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2 ноя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6:.G181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1 ноя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7:.G18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31 окт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8:.G181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30 окт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9:.G18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29 окт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0:.G18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28 окт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21:.G1821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27 окт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2:.G18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26 окт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3:.G182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25 окт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4:.G182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24 окт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5:.G182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23 окт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6:.G182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22 окт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7:.G182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21 окт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8:.G182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20 окт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9:.G182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19 окт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30:.G183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18 окт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1:.G183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17 окт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2:.G183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16 окт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3:.G1833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15 окт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4:.G183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14 окт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5:.G183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13 окт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6:.G183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12 окт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7:.G183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11 окт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8:.G183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10 окт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9:.G183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9 окт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0:.G184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8 окт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1:.G184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7 окт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2:.G184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6 окт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3:.G184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5 окт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4:.G184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4 окт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5:.G184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3 окт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6:.G184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2 окт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7:.G184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1 окт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8:.G184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30 сен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9:.G184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29 сен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0:.G185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28 сен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1:.G185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27 сен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2:.G185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26 сен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3:.G185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25 сен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4:.G18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24 сен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5:.G185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23 сен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6:.G185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22 сен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7:.G185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21 сен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8:.G185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20 сен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9:.G185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19 сен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0:.G186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18 сен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1:.G186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17 сен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2:.G186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16 сен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3:.G186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15 сен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4:.G186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14 сен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5:.G186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13 сен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6:.G186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12 сен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67:.G18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11 сен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68:.G186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10 сен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9:.G18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9 сен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0:.G1870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8 сен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1:.G187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7 сен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2:.G187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6 сен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73:.G1873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5 сен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4:.G18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4 сен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5:.G187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3 сен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6:.G187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2 сен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7:.G187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1 сен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78:.G187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31 авг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9:.G18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30 авг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0:.G188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29 авг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1:.G188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28 авг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2:.G188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27 авг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3:.G18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26 авг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4:.G188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25 авг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5:.G188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24 авг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6:.G188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23 авг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7:.G188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22 авг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8:.G188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21 авг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89:.G18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20 авг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0:.G189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19 авг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1:.G189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18 авг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2:.G189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17 авг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3:.G189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16 авг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4:.G189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15 авг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5:.G189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14 авг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6:.G189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13 авг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7:.G189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12 авг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8:.G189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11 авг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9:.G189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10 авг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0:.G190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9 авг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1:.G190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8 авг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2:.G190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7 авг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3:.G19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6 авг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4:.G190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5 авг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5:.G190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4 авг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6:.G19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3 авг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7:.G19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2 авг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8:.G190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1 авг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9:.G190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31 июл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0:.G19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30 июл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1:.G191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29 июл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2:.G191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28 июл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13:.G191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27 июл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4:.G191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26 июл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5:.G191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25 июл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6:.G191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24 июл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7:.G191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23 июл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8:.G191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22 июл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9:.G191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21 июл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0:.G192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20 июл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1:.G192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19 июл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2:.G19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18 июл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3:.G192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17 июл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4:.G192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16 июл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5:.G192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15 июл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6:.G19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14 июл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7:.G192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13 июл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8:.G192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12 июл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9:.G192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11 июл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0:.G193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10 июл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1:.G193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9 июл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32:.G1932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8 июл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3:.G193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7 июл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4:.G193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6 июл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5:.G193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5 июл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6:.G1936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4 июл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7:.G193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3 июл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38:.G193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2 июл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39:.G193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1 июл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0:.G194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30 июн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1:.G194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29 июн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2:.G194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28 июн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3:.G194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27 июн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44:.G1944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26 июн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5:.G194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25 июн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6:.G194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24 июн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7:.G194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23 июн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8:.G194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22 июн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9:.G19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21 июн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0:.G195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20 июн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51:.G1951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19 июн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2:.G195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18 июн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17 июн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16 июн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15 июн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14 июн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13 июн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12 июн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11 июн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10 июн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9 июн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8 июн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7 июн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6 июн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5 июн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4 июн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3 июн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2 июн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1 июн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31 май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30 май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29 май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28 май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27 май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26 май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25 май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24 май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23 май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22 май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21 май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20 май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19 май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18 май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17 май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16 май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15 май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14 май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13 май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12 май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11 май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10 май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9 май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8 май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7 май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6 май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5 май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4 май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3 май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2 май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1 май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30 апр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29 апр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28 апр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27 апр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26 апр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25 апр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24 апр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23 апр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22 апр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21 апр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20 апр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19 апр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18 апр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17 апр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16 апр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15 апр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14 апр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13 апр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12 апр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11 апр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10 апр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9 апр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8 апр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7 апр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6 апр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5 апр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4 апр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3 апр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2 апр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1 апр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31 мар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30 мар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29 мар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28 мар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27 мар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26 мар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25 мар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24 мар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23 мар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22 мар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21 мар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20 мар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19 мар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18 мар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17 мар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16 мар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15 мар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14 мар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13 мар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12 мар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11 мар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10 мар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9 мар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8 мар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7 мар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6 мар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5 мар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4 мар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3 мар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2 мар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1 мар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28 фев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27 фев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26 фев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25 фев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24 фев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23 фев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22 фев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21 фев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20 фев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19 фев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18 фев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17 фев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16 фев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15 фев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14 фев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13 фев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12 фев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11 фев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10 фев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9 фев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8 фев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7 фев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6 фев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5 фев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4 фев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3 фев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2 фев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1 фев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31 янв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30 янв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29 янв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28 янв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27 янв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26 янв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25 янв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24 янв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23 янв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22 янв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21 янв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20 янв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19 янв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18 янв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17 янв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16 янв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15 янв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14 янв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13 янв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12 янв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11 янв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10 янв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9 янв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8 янв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7 янв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6 янв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5 янв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4 янв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3 янв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2 янв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1 янв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31 дек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30 дек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29 дек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28 дек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27 дек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26 дек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25 дек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24 дек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23 дек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22 дек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21 дек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20 дек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19 дек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18 дек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17 дек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16 дек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15 дек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14 дек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13 дек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12 дек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11 дек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10 дек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9 дек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8 дек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7 дек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6 дек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5 дек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4 дек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3 дек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2 дек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1 дек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30 ноя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29 ноя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28 ноя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27 ноя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26 ноя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25 ноя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24 ноя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23 ноя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22 ноя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21 ноя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20 ноя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19 ноя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18 ноя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17 ноя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16 ноя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15 ноя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14 ноя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13 ноя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12 ноя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11 ноя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10 ноя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9 ноя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8 ноя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7 ноя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6 ноя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5 ноя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4 ноя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3 ноя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2 ноя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1 ноя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31 окт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30 окт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29 окт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28 окт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27 окт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26 окт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25 окт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24 окт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23 окт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22 окт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21 окт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20 окт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19 окт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18 окт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17 окт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16 окт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15 окт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14 окт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13 окт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12 окт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11 окт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10 окт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9 окт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8 окт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7 окт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6 окт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5 окт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4 окт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3 окт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2 окт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1 окт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30 сен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29 сен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28 сен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27 сен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26 сен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25 сен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24 сен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23 сен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22 сен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21 сен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20 сен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19 сен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18 сен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17 сен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16 сен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15 сен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14 сен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13 сен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12 сен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11 сен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10 сен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9 сен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8 сен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7 сен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6 сен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5 сен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4 сен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3 сен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2 сен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1 сен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31 авг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30 авг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29 авг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28 авг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27 авг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26 авг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25 авг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24 авг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23 авг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22 авг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21 авг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20 авг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19 авг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18 авг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17 авг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16 авг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15 авг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14 авг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13 авг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12 авг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11 авг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10 авг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9 авг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8 авг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7 авг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6 авг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5 авг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4 авг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3 авг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2 авг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1 авг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31 июл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30 июл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29 июл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28 июл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27 июл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26 июл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25 июл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24 июл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23 июл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22 июл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21 июл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20 июл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19 июл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18 июл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17 июл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16 июл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15 июл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14 июл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13 июл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12 июл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11 июл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10 июл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9 июл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8 июл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7 июл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6 июл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5 июл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4 июл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3 июл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2 июл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1 июл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30 июн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29 июн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28 июн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27 июн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26 июн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25 июн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24 июн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23 июн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22 июн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21 июн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20 июн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19 июн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18 июн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17 июн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16 июн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15 июн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14 июн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13 июн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12 июн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11 июн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10 июн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9 июн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8 июн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7 июн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6 июн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5 июн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4 июн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3 июн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2 июн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1 июн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31 май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30 май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29 май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28 май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27 май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26 май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25 май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24 май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23 май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22 май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21 май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20 май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19 май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18 май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17 май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16 май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15 май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14 май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13 май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12 май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11 май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10 май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9 май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8 май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7 май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6 май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5 май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4 май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3 май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2 май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1 май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30 апр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29 апр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28 апр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27 апр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26 апр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25 апр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24 апр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23 апр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22 апр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21 апр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20 апр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19 апр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18 апр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17 апр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16 апр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15 апр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14 апр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13 апр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12 апр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11 апр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10 апр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9 апр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8 апр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7 апр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6 апр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5 апр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4 апр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3 апр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2 апр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1 апр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31 мар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30 мар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29 мар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28 мар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27 мар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26 мар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25 мар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24 мар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23 мар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22 мар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21 мар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20 мар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19 мар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18 мар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17 мар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16 мар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15 мар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14 мар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13 мар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12 мар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11 мар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10 мар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9 мар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8 мар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7 мар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6 мар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5 мар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4 мар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3 мар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2 мар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1 мар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28 фев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27 фев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26 фев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25 фев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24 фев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23 фев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22 фев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21 фев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20 фев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19 фев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18 фев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17 фев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16 фев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15 фев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14 фев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13 фев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12 фев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11 фев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10 фев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9 фев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8 фев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7 фев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6 фев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5 фев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4 фев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3 фев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2 фев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1 фев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31 янв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30 янв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29 янв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28 янв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27 янв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26 янв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25 янв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24 янв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23 янв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22 янв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21 янв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20 янв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19 янв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18 янв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17 янв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16 янв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15 янв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14 янв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13 янв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12 янв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11 янв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10 янв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9 янв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8 янв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7 янв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6 янв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5 янв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4 янв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3 янв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2 янв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1 янв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31 дек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30 дек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29 дек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28 дек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27 дек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26 дек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25 дек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24 дек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23 дек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22 дек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21 дек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20 дек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19 дек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18 дек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17 дек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16 дек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15 дек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14 дек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13 дек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12 дек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2mm" svg:height="4.7mm" svg:x="14.97mm" svg:y="4.5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Total;[.A2]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,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4" calcext:value-type="float">
            <text:p>4</text:p>
          </table:table-cell>
          <table:table-cell table:style-name="ce29" table:formula="of:=COUNTIF(Last50;[.A3])" office:value-type="float" office:value="10" calcext:value-type="float">
            <text:p>10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5" calcext:value-type="float">
            <text:p>5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Total;[.A4])" office:value-type="float" office:value="279" calcext:value-type="float">
            <text:p>279</text:p>
          </table:table-cell>
          <table:table-cell table:style-name="ce32" table:formula="of:=VALUE(50/[.D4])" office:value-type="float" office:value="16.6666666666667" calcext:value-type="float">
            <text:p>16,6666666666667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1" calcext:value-type="float">
            <text:p>1</text:p>
          </table:table-cell>
          <table:table-cell table:style-name="ce29" table:formula="of:=COUNTIF(Last50;[.A5])" office:value-type="float" office:value="9" calcext:value-type="float">
            <text:p>9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5.55555555555556" calcext:value-type="float">
            <text:p>5,55555555555556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3" calcext:value-type="float">
            <text:p>3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Total;[.A6])" office:value-type="float" office:value="233" calcext:value-type="float">
            <text:p>233</text:p>
          </table:table-cell>
          <table:table-cell table:style-name="ce32" table:formula="of:=VALUE(50/[.D6])" office:value-type="float" office:value="6.25" calcext:value-type="float">
            <text:p>6,2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294" calcext:value-type="float">
            <text:p>294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2" calcext:value-type="float">
            <text:p>2</text:p>
          </table:table-cell>
          <table:table-cell table:style-name="ce29" table:formula="of:=COUNTIF(Last50;[.A9])" office:value-type="float" office:value="14" calcext:value-type="float">
            <text:p>14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Total;[.A9])" office:value-type="float" office:value="247" calcext:value-type="float">
            <text:p>247</text:p>
          </table:table-cell>
          <table:table-cell table:style-name="ce32" table:formula="of:=VALUE(50/[.D9])" office:value-type="float" office:value="3.57142857142857" calcext:value-type="float">
            <text:p>3,57142857142857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Total;[.A10])" office:value-type="float" office:value="253" calcext:value-type="float">
            <text:p>253</text:p>
          </table:table-cell>
          <table:table-cell table:style-name="ce32" table:formula="of:=VALUE(50/[.D10])" office:value-type="float" office:value="16.6666666666667" calcext:value-type="float">
            <text:p>16,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1" calcext:value-type="float">
            <text:p>1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9" calcext:value-type="float">
            <text:p>19</text:p>
          </table:table-cell>
          <table:table-cell table:style-name="ce31" table:formula="of:=COUNTIF(Total;[.A11])" office:value-type="float" office:value="252" calcext:value-type="float">
            <text:p>252</text:p>
          </table:table-cell>
          <table:table-cell table:style-name="ce32" table:formula="of:=VALUE(50/[.D11])" office:value-type="float" office:value="6.25" calcext:value-type="float">
            <text:p>6,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8" calcext:value-type="float">
            <text:p>18</text:p>
          </table:table-cell>
          <table:table-cell table:style-name="ce31" table:formula="of:=COUNTIF(Total;[.A12])" office:value-type="float" office:value="272" calcext:value-type="float">
            <text:p>272</text:p>
          </table:table-cell>
          <table:table-cell table:style-name="ce32" table:formula="of:=VALUE(50/[.D12])" office:value-type="float" office:value="5.55555555555556" calcext:value-type="float">
            <text:p>5,55555555555556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6" calcext:value-type="float">
            <text:p>16</text:p>
          </table:table-cell>
          <table:table-cell table:style-name="ce31" table:formula="of:=COUNTIF(Total;[.A13]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,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0" calcext:value-type="float">
            <text:p>0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9" calcext:value-type="float">
            <text:p>9</text:p>
          </table:table-cell>
          <table:table-cell table:style-name="ce31" table:formula="of:=COUNTIF(Total;[.A14]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 office:value-type="float" office:value="13" calcext:value-type="float">
            <text:p>13</text:p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Total;[.A15])" office:value-type="float" office:value="246" calcext:value-type="float">
            <text:p>246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4" calcext:value-type="float">
            <text:p>4</text:p>
          </table:table-cell>
          <table:table-cell table:style-name="ce30" table:formula="of:=COUNTIF(Last100;[.A16])" office:value-type="float" office:value="11" calcext:value-type="float">
            <text:p>11</text:p>
          </table:table-cell>
          <table:table-cell table:style-name="ce31" table:formula="of:=COUNTIF(Total;[.A16])" office:value-type="float" office:value="255" calcext:value-type="float">
            <text:p>255</text:p>
          </table:table-cell>
          <table:table-cell table:style-name="ce32" table:formula="of:=VALUE(50/[.D16])" office:value-type="float" office:value="12.5" calcext:value-type="float">
            <text:p>12,5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5" calcext:value-type="float">
            <text:p>5</text:p>
          </table:table-cell>
          <table:table-cell table:style-name="ce30" table:formula="of:=COUNTIF(Last100;[.A17])" office:value-type="float" office:value="12" calcext:value-type="float">
            <text:p>12</text:p>
          </table:table-cell>
          <table:table-cell table:style-name="ce31" table:formula="of:=COUNTIF(Total;[.A17])" office:value-type="float" office:value="276" calcext:value-type="float">
            <text:p>276</text:p>
          </table:table-cell>
          <table:table-cell table:style-name="ce32" table:formula="of:=VALUE(50/[.D17])" office:value-type="float" office:value="10" calcext:value-type="float">
            <text:p>10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0" calcext:value-type="float">
            <text:p>0</text:p>
          </table:table-cell>
          <table:table-cell table:style-name="ce29" table:formula="of:=COUNTIF(Last50;[.A18])" office:value-type="float" office:value="4" calcext:value-type="float">
            <text:p>4</text:p>
          </table:table-cell>
          <table:table-cell table:style-name="ce30" table:formula="of:=COUNTIF(Last100;[.A18])" office:value-type="float" office:value="9" calcext:value-type="float">
            <text:p>9</text:p>
          </table:table-cell>
          <table:table-cell table:style-name="ce31" table:formula="of:=COUNTIF(Total;[.A18])" office:value-type="float" office:value="234" calcext:value-type="float">
            <text:p>234</text:p>
          </table:table-cell>
          <table:table-cell table:style-name="ce32" table:formula="of:=VALUE(50/[.D18])" office:value-type="float" office:value="12.5" calcext:value-type="float">
            <text:p>12,5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 office:value-type="float" office:value="17" calcext:value-type="float">
            <text:p>17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1" calcext:value-type="float">
            <text:p>1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3" calcext:value-type="float">
            <text:p>293</text:p>
          </table:table-cell>
          <table:table-cell table:style-name="ce32" table:formula="of:=VALUE(50/[.D19])" office:value-type="float" office:value="6.25" calcext:value-type="float">
            <text:p>6,2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2" calcext:value-type="float">
            <text:p>2</text:p>
          </table:table-cell>
          <table:table-cell table:style-name="ce28" table:formula="of:=COUNTIF(Last12;[.A20])" office:value-type="float" office:value="4" calcext:value-type="float">
            <text:p>4</text:p>
          </table:table-cell>
          <table:table-cell table:style-name="ce29" table:formula="of:=COUNTIF(Last50;[.A20])" office:value-type="float" office:value="11" calcext:value-type="float">
            <text:p>11</text:p>
          </table:table-cell>
          <table:table-cell table:style-name="ce30" table:formula="of:=COUNTIF(Last100;[.A20])" office:value-type="float" office:value="22" calcext:value-type="float">
            <text:p>22</text:p>
          </table:table-cell>
          <table:table-cell table:style-name="ce31" table:formula="of:=COUNTIF(Total;[.A20])" office:value-type="float" office:value="278" calcext:value-type="float">
            <text:p>278</text:p>
          </table:table-cell>
          <table:table-cell table:style-name="ce32" table:formula="of:=VALUE(50/[.D20])" office:value-type="float" office:value="4.54545454545455" calcext:value-type="float">
            <text:p>4,5454545454545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Total;[.A21])" office:value-type="float" office:value="260" calcext:value-type="float">
            <text:p>260</text:p>
          </table:table-cell>
          <table:table-cell table:style-name="ce32" table:formula="of:=VALUE(50/[.D21])" office:value-type="float" office:value="6.25" calcext:value-type="float">
            <text:p>6,25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0" calcext:value-type="float">
            <text:p>0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5" calcext:value-type="float">
            <text:p>5</text:p>
          </table:table-cell>
          <table:table-cell table:style-name="ce30" table:formula="of:=COUNTIF(Last100;[.A22])" office:value-type="float" office:value="10" calcext:value-type="float">
            <text:p>10</text:p>
          </table:table-cell>
          <table:table-cell table:style-name="ce31" table:formula="of:=COUNTIF(Total;[.A22])" office:value-type="float" office:value="262" calcext:value-type="float">
            <text:p>262</text:p>
          </table:table-cell>
          <table:table-cell table:style-name="ce32" table:formula="of:=VALUE(50/[.D22])" office:value-type="float" office:value="10" calcext:value-type="float">
            <text:p>10</text:p>
          </table:table-cell>
          <table:table-cell table:style-name="ce1" table:formula="of:=IF([.B22]=0;[.$A22];&quot;&quot;)" office:value-type="float" office:value="21" calcext:value-type="float">
            <text:p>21</text:p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1" calcext:value-type="float">
            <text:p>1</text:p>
          </table:table-cell>
          <table:table-cell table:style-name="ce28" table:formula="of:=COUNTIF(Last12;[.A23])" office:value-type="float" office:value="1" calcext:value-type="float">
            <text:p>1</text:p>
          </table:table-cell>
          <table:table-cell table:style-name="ce29" table:formula="of:=COUNTIF(Last50;[.A23])" office:value-type="float" office:value="3" calcext:value-type="float">
            <text:p>3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Total;[.A23])" office:value-type="float" office:value="256" calcext:value-type="float">
            <text:p>256</text:p>
          </table:table-cell>
          <table:table-cell table:style-name="ce32" table:formula="of:=VALUE(50/[.D23])" office:value-type="float" office:value="16.6666666666667" calcext:value-type="float">
            <text:p>16,6666666666667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0" calcext:value-type="float">
            <text:p>0</text:p>
          </table:table-cell>
          <table:table-cell table:style-name="ce28" table:formula="of:=COUNTIF(Last12;[.A24])" office:value-type="float" office:value="2" calcext:value-type="float">
            <text:p>2</text:p>
          </table:table-cell>
          <table:table-cell table:style-name="ce29" table:formula="of:=COUNTIF(Last50;[.A24])" office:value-type="float" office:value="8" calcext:value-type="float">
            <text:p>8</text:p>
          </table:table-cell>
          <table:table-cell table:style-name="ce30" table:formula="of:=COUNTIF(Last100;[.A24])" office:value-type="float" office:value="13" calcext:value-type="float">
            <text:p>13</text:p>
          </table:table-cell>
          <table:table-cell table:style-name="ce31" table:formula="of:=COUNTIF(Total;[.A24])" office:value-type="float" office:value="270" calcext:value-type="float">
            <text:p>270</text:p>
          </table:table-cell>
          <table:table-cell table:style-name="ce32" table:formula="of:=VALUE(50/[.D24])" office:value-type="float" office:value="6.25" calcext:value-type="float">
            <text:p>6,25</text:p>
          </table:table-cell>
          <table:table-cell table:style-name="ce1" table:formula="of:=IF([.B24]=0;[.$A24];&quot;&quot;)" office:value-type="float" office:value="23" calcext:value-type="float">
            <text:p>23</text:p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2" calcext:value-type="float">
            <text:p>2</text:p>
          </table:table-cell>
          <table:table-cell table:style-name="ce28" table:formula="of:=COUNTIF(Last12;[.A25])" office:value-type="float" office:value="4" calcext:value-type="float">
            <text:p>4</text:p>
          </table:table-cell>
          <table:table-cell table:style-name="ce29" table:formula="of:=COUNTIF(Last50;[.A25])" office:value-type="float" office:value="10" calcext:value-type="float">
            <text:p>10</text:p>
          </table:table-cell>
          <table:table-cell table:style-name="ce30" table:formula="of:=COUNTIF(Last100;[.A25])" office:value-type="float" office:value="15" calcext:value-type="float">
            <text:p>15</text:p>
          </table:table-cell>
          <table:table-cell table:style-name="ce31" table:formula="of:=COUNTIF(Total;[.A25])" office:value-type="float" office:value="271" calcext:value-type="float">
            <text:p>271</text:p>
          </table:table-cell>
          <table:table-cell table:style-name="ce32" table:formula="of:=VALUE(50/[.D25])" office:value-type="float" office:value="5" calcext:value-type="float">
            <text:p>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1" calcext:value-type="float">
            <text:p>1</text:p>
          </table:table-cell>
          <table:table-cell table:style-name="ce29" table:formula="of:=COUNTIF(Last50;[.A26])" office:value-type="float" office:value="6" calcext:value-type="float">
            <text:p>6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Total;[.A26])" office:value-type="float" office:value="243" calcext:value-type="float">
            <text:p>243</text:p>
          </table:table-cell>
          <table:table-cell table:style-name="ce32" table:formula="of:=VALUE(50/[.D26])" office:value-type="float" office:value="8.33333333333333" calcext:value-type="float">
            <text:p>8,33333333333333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7" calcext:value-type="float">
            <text:p>7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Total;[.A27])" office:value-type="float" office:value="248" calcext:value-type="float">
            <text:p>248</text:p>
          </table:table-cell>
          <table:table-cell table:style-name="ce32" table:formula="of:=VALUE(50/[.D27])" office:value-type="float" office:value="7.14285714285714" calcext:value-type="float">
            <text:p>7,14285714285714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1" calcext:value-type="float">
            <text:p>1</text:p>
          </table:table-cell>
          <table:table-cell table:style-name="ce28" table:formula="of:=COUNTIF(Last12;[.A28])" office:value-type="float" office:value="3" calcext:value-type="float">
            <text:p>3</text:p>
          </table:table-cell>
          <table:table-cell table:style-name="ce29" table:formula="of:=COUNTIF(Last50;[.A28])" office:value-type="float" office:value="10" calcext:value-type="float">
            <text:p>10</text:p>
          </table:table-cell>
          <table:table-cell table:style-name="ce30" table:formula="of:=COUNTIF(Last100;[.A28])" office:value-type="float" office:value="14" calcext:value-type="float">
            <text:p>14</text:p>
          </table:table-cell>
          <table:table-cell table:style-name="ce31" table:formula="of:=COUNTIF(Total;[.A28])" office:value-type="float" office:value="276" calcext:value-type="float">
            <text:p>276</text:p>
          </table:table-cell>
          <table:table-cell table:style-name="ce32" table:formula="of:=VALUE(50/[.D28])" office:value-type="float" office:value="5" calcext:value-type="float">
            <text:p>5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2" calcext:value-type="float">
            <text:p>2</text:p>
          </table:table-cell>
          <table:table-cell table:style-name="ce29" table:formula="of:=COUNTIF(Last50;[.A29])" office:value-type="float" office:value="8" calcext:value-type="float">
            <text:p>8</text:p>
          </table:table-cell>
          <table:table-cell table:style-name="ce30" table:formula="of:=COUNTIF(Last100;[.A29])" office:value-type="float" office:value="13" calcext:value-type="float">
            <text:p>13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6.25" calcext:value-type="float">
            <text:p>6,25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2" calcext:value-type="float">
            <text:p>2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9" calcext:value-type="float">
            <text:p>9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5.55555555555556" calcext:value-type="float">
            <text:p>5,55555555555556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2" calcext:value-type="float">
            <text:p>2</text:p>
          </table:table-cell>
          <table:table-cell table:style-name="ce28" table:formula="of:=COUNTIF(Last12;[.A31])" office:value-type="float" office:value="2" calcext:value-type="float">
            <text:p>2</text:p>
          </table:table-cell>
          <table:table-cell table:style-name="ce29" table:formula="of:=COUNTIF(Last50;[.A31])" office:value-type="float" office:value="4" calcext:value-type="float">
            <text:p>4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Total;[.A31])" office:value-type="float" office:value="267" calcext:value-type="float">
            <text:p>267</text:p>
          </table:table-cell>
          <table:table-cell table:style-name="ce32" table:formula="of:=VALUE(50/[.D31])" office:value-type="float" office:value="12.5" calcext:value-type="float">
            <text:p>12,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9" calcext:value-type="float">
            <text:p>9</text:p>
          </table:table-cell>
          <table:table-cell table:style-name="ce30" table:formula="of:=COUNTIF(Last100;[.A32])" office:value-type="float" office:value="22" calcext:value-type="float">
            <text:p>22</text:p>
          </table:table-cell>
          <table:table-cell table:style-name="ce31" table:formula="of:=COUNTIF(Total;[.A32])" office:value-type="float" office:value="266" calcext:value-type="float">
            <text:p>266</text:p>
          </table:table-cell>
          <table:table-cell table:style-name="ce32" table:formula="of:=VALUE(50/[.D32])" office:value-type="float" office:value="5.55555555555556" calcext:value-type="float">
            <text:p>5,55555555555556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7" calcext:value-type="float">
            <text:p>7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Total;[.A33])" office:value-type="float" office:value="242" calcext:value-type="float">
            <text:p>242</text:p>
          </table:table-cell>
          <table:table-cell table:style-name="ce32" table:formula="of:=VALUE(50/[.D33])" office:value-type="float" office:value="7.14285714285714" calcext:value-type="float">
            <text:p>7,14285714285714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4" calcext:value-type="float">
            <text:p>4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Total;[.A34])" office:value-type="float" office:value="283" calcext:value-type="float">
            <text:p>283</text:p>
          </table:table-cell>
          <table:table-cell table:style-name="ce32" table:formula="of:=VALUE(50/[.D34])" office:value-type="float" office:value="5.55555555555556" calcext:value-type="float">
            <text:p>5,55555555555556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2" calcext:value-type="float">
            <text:p>2</text:p>
          </table:table-cell>
          <table:table-cell table:style-name="ce29" table:formula="of:=COUNTIF(Last50;[.A35])" office:value-type="float" office:value="8" calcext:value-type="float">
            <text:p>8</text:p>
          </table:table-cell>
          <table:table-cell table:style-name="ce30" table:formula="of:=COUNTIF(Last100;[.A35])" office:value-type="float" office:value="17" calcext:value-type="float">
            <text:p>17</text:p>
          </table:table-cell>
          <table:table-cell table:style-name="ce31" table:formula="of:=COUNTIF(Total;[.A35])" office:value-type="float" office:value="269" calcext:value-type="float">
            <text:p>269</text:p>
          </table:table-cell>
          <table:table-cell table:style-name="ce32" table:formula="of:=VALUE(50/[.D35])" office:value-type="float" office:value="6.25" calcext:value-type="float">
            <text:p>6,2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0" calcext:value-type="float">
            <text:p>0</text:p>
          </table:table-cell>
          <table:table-cell table:style-name="ce29" table:formula="of:=COUNTIF(Last50;[.A36])" office:value-type="float" office:value="2" calcext:value-type="float">
            <text:p>2</text:p>
          </table:table-cell>
          <table:table-cell table:style-name="ce30" table:formula="of:=COUNTIF(Last100;[.A36])" office:value-type="float" office:value="7" calcext:value-type="float">
            <text:p>7</text:p>
          </table:table-cell>
          <table:table-cell table:style-name="ce31" table:formula="of:=COUNTIF(Total;[.A36])" office:value-type="float" office:value="244" calcext:value-type="float">
            <text:p>244</text:p>
          </table:table-cell>
          <table:table-cell table:style-name="ce32" table:formula="of:=VALUE(50/[.D36])" office:value-type="float" office:value="25" calcext:value-type="float">
            <text:p>2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 office:value-type="float" office:value="35" calcext:value-type="float">
            <text:p>3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2" calcext:value-type="float">
            <text:p>2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4" calcext:value-type="float">
            <text:p>14</text:p>
          </table:table-cell>
          <table:table-cell table:style-name="ce31" table:formula="of:=COUNTIF(Total;[.A37])" office:value-type="float" office:value="263" calcext:value-type="float">
            <text:p>263</text:p>
          </table:table-cell>
          <table:table-cell table:style-name="ce32" table:formula="of:=VALUE(50/[.D37])" office:value-type="float" office:value="5.55555555555556" calcext:value-type="float">
            <text:p>5,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0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.00.0000</text:date>, <text:time style:data-style-name="N2" text:time-value="14:07:52.6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19-10-23T14:31:36.360000000</dc:date>
    <meta:editing-duration>PT6H14M21S</meta:editing-duration>
    <meta:editing-cycles>31</meta:editing-cycles>
    <meta:document-statistic meta:table-count="2" meta:cell-count="16727" meta:object-count="1"/>
  </office:meta>
</office:document-meta>
</file>

<file path=Object 1/content.xml><?xml version="1.0" encoding="utf-8"?>
<math xmlns="http://www.w3.org/1998/Math/MathML" display="block"/>
</file>